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in"/>
    </style:style>
    <style:style style:name="co2" style:family="table-column">
      <style:table-column-properties fo:break-before="auto" style:column-width="2.5in"/>
    </style:style>
    <style:style style:name="co3" style:family="table-column">
      <style:table-column-properties fo:break-before="auto" style:column-width="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in"/>
    </style:style>
    <style:style style:name="ro1" style:family="table-row">
      <style:table-row-properties style:row-height="0.1701in" fo:break-before="auto" style:use-optimal-row-height="fals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5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7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8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2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3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10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2" style:family="table-cell" style:parent-style-name="Default" style:data-style-name="N121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able-cell-properties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5" style:family="table-cell" style:parent-style-name="Default" style:data-style-name="N36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6" style:family="table-cell" style:parent-style-name="Default" style:data-style-name="N0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7" style:family="table-cell" style:parent-style-name="Default" style:data-style-name="N122">
      <style:table-cell-properties style:text-align-source="fix" style:repeat-content="false" fo:border="0.74pt solid #666666" style:vertical-align="middle"/>
      <style:paragraph-properties fo:text-align="start" fo:margin-left="0in"/>
      <style:text-properties style:font-name="Lato" fo:font-size="10pt" style:font-size-asian="10pt" style:font-size-complex="10pt"/>
    </style:style>
    <style:style style:name="ce28" style:family="table-cell" style:parent-style-name="Default">
      <style:table-cell-properties fo:background-color="#ffff00" style:text-align-source="fix" style:repeat-content="false" fo:border="0.74pt solid #666666" style:vertical-align="middle"/>
      <style:paragraph-properties fo:text-align="center" fo:margin-left="0in"/>
      <style:text-properties style:font-name="Lat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data_day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4" table:number-columns-repeated="1018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temp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program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0" calcext:value-type="float">
            <text:p>0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0" calcext:value-type="date">
            <text:p>12/10/2022</text:p>
          </table:table-cell>
          <table:table-cell office:value-type="float" office:value="19366.74" calcext:value-type="float">
            <text:p>19366.74</text:p>
          </table:table-cell>
          <table:table-cell office:value-type="float" office:value="-1" calcext:value-type="float">
            <text:p>-1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1" calcext:value-type="date">
            <text:p>12/11/2022</text:p>
          </table:table-cell>
          <table:table-cell office:value-type="float" office:value="19371.84" calcext:value-type="float">
            <text:p>19371.84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2" calcext:value-type="date">
            <text:p>12/12/2022</text:p>
          </table:table-cell>
          <table:table-cell office:value-type="float" office:value="19377.33" calcext:value-type="float">
            <text:p>19377.33</text:p>
          </table:table-cell>
          <table:table-cell office:value-type="float" office:value="-2" calcext:value-type="float">
            <text:p>-2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3" calcext:value-type="date">
            <text:p>12/13/2022</text:p>
          </table:table-cell>
          <table:table-cell office:value-type="float" office:value="19383.2" calcext:value-type="float">
            <text:p>19383.2</text:p>
          </table:table-cell>
          <table:table-cell office:value-type="float" office:value="-9" calcext:value-type="float">
            <text:p>-9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4" calcext:value-type="date">
            <text:p>12/14/2022</text:p>
          </table:table-cell>
          <table:table-cell office:value-type="float" office:value="19389.9" calcext:value-type="float">
            <text:p>19389.9</text:p>
          </table:table-cell>
          <table:table-cell office:value-type="float" office:value="-4" calcext:value-type="float">
            <text:p>-4</text:p>
          </table:table-cell>
          <table:table-cell table:style-name="ce24"/>
          <table:table-cell table:number-columns-repeated="1018"/>
        </table:table-row>
        <table:table-row table:style-name="ro1">
          <table:table-cell table:style-name="ce11" office:value-type="date" office:date-value="2022-12-15" calcext:value-type="date">
            <text:p>12/15/2022</text:p>
          </table:table-cell>
          <table:table-cell office:value-type="float" office:value="19396.5" calcext:value-type="float">
            <text:p>19396.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7" calcext:value-type="date">
            <text:p>12/17/2022</text:p>
          </table:table-cell>
          <table:table-cell office:value-type="float" office:value="19406.87" calcext:value-type="float">
            <text:p>19406.87</text:p>
          </table:table-cell>
          <table:table-cell office:value-type="float" office:value="-9" calcext:value-type="float">
            <text:p>-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8" calcext:value-type="date">
            <text:p>12/18/2022</text:p>
          </table:table-cell>
          <table:table-cell table:formula="of:=[.B10]+[.D12]" office:value-type="float" office:value="19414.0375" calcext:value-type="float">
            <text:p>19414.0375</text:p>
          </table:table-cell>
          <table:table-cell office:value-type="float" office:value="-9" calcext:value-type="float">
            <text:p>-9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19" calcext:value-type="date">
            <text:p>12/19/2022</text:p>
          </table:table-cell>
          <table:table-cell office:value-type="float" office:value="19421.205" calcext:value-type="float">
            <text:p>19421.205</text:p>
          </table:table-cell>
          <table:table-cell office:value-type="float" office:value="-2" calcext:value-type="float">
            <text:p>-2</text:p>
          </table:table-cell>
          <table:table-cell table:style-name="ce26" table:formula="of:=([.B12]-[.B10])/2" office:value-type="float" office:value="7.16750000000138" calcext:value-type="float">
            <text:p>7.16750000000138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0" calcext:value-type="date">
            <text:p>12/20/2022</text:p>
          </table:table-cell>
          <table:table-cell office:value-type="float" office:value="19425.819" calcext:value-type="float">
            <text:p>19425.81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1" calcext:value-type="date">
            <text:p>12/21/2022</text:p>
          </table:table-cell>
          <table:table-cell office:value-type="float" office:value="19429.745" calcext:value-type="float">
            <text:p>19429.74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2" calcext:value-type="date">
            <text:p>12/22/2022</text:p>
          </table:table-cell>
          <table:table-cell office:value-type="float" office:value="19433.541" calcext:value-type="float">
            <text:p>19433.54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4" calcext:value-type="date">
            <text:p>12/24/2022</text:p>
          </table:table-cell>
          <table:table-cell office:value-type="float" office:value="19441.113" calcext:value-type="float">
            <text:p>19441.11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5" calcext:value-type="date">
            <text:p>12/25/2022</text:p>
          </table:table-cell>
          <table:table-cell office:value-type="float" office:value="19444.401" calcext:value-type="float">
            <text:p>19444.401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6" calcext:value-type="date">
            <text:p>12/26/2022</text:p>
          </table:table-cell>
          <table:table-cell office:value-type="float" office:value="19447.443" calcext:value-type="float">
            <text:p>19447.443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27" calcext:value-type="date">
            <text:p>12/27/2022</text:p>
          </table:table-cell>
          <table:table-cell office:value-type="float" office:value="19451.11" calcext:value-type="float">
            <text:p>19451.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8" calcext:value-type="date">
            <text:p>12/28/2022</text:p>
          </table:table-cell>
          <table:table-cell table:formula="of:=[.B20]+[.$D$27]" office:value-type="float" office:value="19453.83" calcext:value-type="float">
            <text:p>19453.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29" calcext:value-type="date">
            <text:p>12/29/2022</text:p>
          </table:table-cell>
          <table:table-cell table:formula="of:=[.B21]+[.$D$27]" office:value-type="float" office:value="19456.55" calcext:value-type="float">
            <text:p>19456.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table:formula="of:=[.B22]+[.$D$27]" office:value-type="float" office:value="19459.27" calcext:value-type="float">
            <text:p>19459.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12-31" calcext:value-type="date">
            <text:p>12/31/2022</text:p>
          </table:table-cell>
          <table:table-cell table:formula="of:=[.B23]+[.$D$27]" office:value-type="float" office:value="19461.99" calcext:value-type="float">
            <text:p>19461.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1" calcext:value-type="date">
            <text:p>01/01/2023</text:p>
          </table:table-cell>
          <table:table-cell table:formula="of:=[.B24]+[.$D$27]" office:value-type="float" office:value="19464.71" calcext:value-type="float">
            <text:p>19464.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2" calcext:value-type="date">
            <text:p>01/02/2023</text:p>
          </table:table-cell>
          <table:table-cell table:formula="of:=[.B25]+[.$D$27]" office:value-type="float" office:value="19467.43" calcext:value-type="float">
            <text:p>19467.4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terpolated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3" calcext:value-type="date">
            <text:p>01/03/2023</text:p>
          </table:table-cell>
          <table:table-cell office:value-type="float" office:value="19470.15" calcext:value-type="float">
            <text:p>19470.15</text:p>
          </table:table-cell>
          <table:table-cell office:value-type="float" office:value="6" calcext:value-type="float">
            <text:p>6</text:p>
          </table:table-cell>
          <table:table-cell table:style-name="ce26" table:formula="of:=([.B27]-[.B20])/7" office:value-type="float" office:value="2.72000000000012" calcext:value-type="float">
            <text:p>2.72000000000012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3-01-04" calcext:value-type="date">
            <text:p>01/04/2023</text:p>
          </table:table-cell>
          <table:table-cell office:value-type="float" office:value="19473.79" calcext:value-type="float">
            <text:p>19473.7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5" calcext:value-type="date">
            <text:p>01/05/2023</text:p>
          </table:table-cell>
          <table:table-cell office:value-type="float" office:value="19477.33" calcext:value-type="float">
            <text:p>19477.3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7" calcext:value-type="date">
            <text:p>01/07/2023</text:p>
          </table:table-cell>
          <table:table-cell office:value-type="float" office:value="19484.6" calcext:value-type="float">
            <text:p>19484.6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8" calcext:value-type="date">
            <text:p>01/08/2023</text:p>
          </table:table-cell>
          <table:table-cell office:value-type="float" office:value="19487.738" calcext:value-type="float">
            <text:p>19487.738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09" calcext:value-type="date">
            <text:p>01/09/2023</text:p>
          </table:table-cell>
          <table:table-cell office:value-type="float" office:value="19491.01" calcext:value-type="float">
            <text:p>19491.01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0" calcext:value-type="date">
            <text:p>01/10/2023</text:p>
          </table:table-cell>
          <table:table-cell office:value-type="float" office:value="19495.25" calcext:value-type="float">
            <text:p>19495.2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1" calcext:value-type="date">
            <text:p>01/11/2023</text:p>
          </table:table-cell>
          <table:table-cell office:value-type="float" office:value="19498.95" calcext:value-type="float">
            <text:p>19498.95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2" calcext:value-type="date">
            <text:p>01/12/2023</text:p>
          </table:table-cell>
          <table:table-cell office:value-type="float" office:value="19502.6" calcext:value-type="float">
            <text:p>19502.6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4" calcext:value-type="date">
            <text:p>01/14/2023</text:p>
          </table:table-cell>
          <table:table-cell office:value-type="float" office:value="19510.169" calcext:value-type="float">
            <text:p>19510.16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5" calcext:value-type="date">
            <text:p>01/15/2023</text:p>
          </table:table-cell>
          <table:table-cell office:value-type="float" office:value="19513.2" calcext:value-type="float">
            <text:p>19513.2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6" calcext:value-type="date">
            <text:p>01/16/2023</text:p>
          </table:table-cell>
          <table:table-cell office:value-type="float" office:value="19517" calcext:value-type="float">
            <text:p>1951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7" calcext:value-type="date">
            <text:p>01/17/2023</text:p>
          </table:table-cell>
          <table:table-cell office:value-type="float" office:value="19521" calcext:value-type="float">
            <text:p>1952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8" calcext:value-type="date">
            <text:p>01/18/2023</text:p>
          </table:table-cell>
          <table:table-cell office:value-type="float" office:value="19525.1" calcext:value-type="float">
            <text:p>19525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19" calcext:value-type="date">
            <text:p>01/19/2023</text:p>
          </table:table-cell>
          <table:table-cell office:value-type="float" office:value="19529.78" calcext:value-type="float">
            <text:p>19529.78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1" calcext:value-type="date">
            <text:p>01/21/2023</text:p>
          </table:table-cell>
          <table:table-cell office:value-type="float" office:value="19541.9" calcext:value-type="float">
            <text:p>19541.9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2" calcext:value-type="date">
            <text:p>01/22/2023</text:p>
          </table:table-cell>
          <table:table-cell office:value-type="float" office:value="19548.3" calcext:value-type="float">
            <text:p>19548.3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3" calcext:value-type="date">
            <text:p>01/23/2023</text:p>
          </table:table-cell>
          <table:table-cell office:value-type="float" office:value="19551.9" calcext:value-type="float">
            <text:p>19551.9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4" calcext:value-type="date">
            <text:p>01/24/2023</text:p>
          </table:table-cell>
          <table:table-cell office:value-type="float" office:value="19556.13" calcext:value-type="float">
            <text:p>19556.13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5" calcext:value-type="date">
            <text:p>01/25/2023</text:p>
          </table:table-cell>
          <table:table-cell office:value-type="float" office:value="19559.74" calcext:value-type="float">
            <text:p>19559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6" calcext:value-type="date">
            <text:p>01/26/2023</text:p>
          </table:table-cell>
          <table:table-cell office:value-type="float" office:value="19564.73" calcext:value-type="float">
            <text:p>19564.73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8" calcext:value-type="date">
            <text:p>01/28/2023</text:p>
          </table:table-cell>
          <table:table-cell office:value-type="float" office:value="19575.67" calcext:value-type="float">
            <text:p>19575.67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29" calcext:value-type="date">
            <text:p>01/29/2023</text:p>
          </table:table-cell>
          <table:table-cell office:value-type="float" office:value="19581.17" calcext:value-type="float">
            <text:p>19581.17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0" calcext:value-type="date">
            <text:p>01/30/2023</text:p>
          </table:table-cell>
          <table:table-cell office:value-type="float" office:value="19587.25" calcext:value-type="float">
            <text:p>19587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1-31" calcext:value-type="date">
            <text:p>01/31/2023</text:p>
          </table:table-cell>
          <table:table-cell office:value-type="float" office:value="19592.1" calcext:value-type="float">
            <text:p>19592.1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1" calcext:value-type="date">
            <text:p>02/01/2023</text:p>
          </table:table-cell>
          <table:table-cell office:value-type="float" office:value="19596.1" calcext:value-type="float">
            <text:p>19596.1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2" calcext:value-type="date">
            <text:p>02/02/2023</text:p>
          </table:table-cell>
          <table:table-cell office:value-type="float" office:value="19600.2" calcext:value-type="float">
            <text:p>19600.2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4" calcext:value-type="date">
            <text:p>02/04/2023</text:p>
          </table:table-cell>
          <table:table-cell office:value-type="float" office:value="19608.6" calcext:value-type="float">
            <text:p>19608.6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5" calcext:value-type="date">
            <text:p>02/05/2023</text:p>
          </table:table-cell>
          <table:table-cell office:value-type="float" office:value="19613.75" calcext:value-type="float">
            <text:p>19613.75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6" calcext:value-type="date">
            <text:p>02/06/2023</text:p>
          </table:table-cell>
          <table:table-cell office:value-type="float" office:value="19618.9" calcext:value-type="float">
            <text:p>19618.9</text:p>
          </table:table-cell>
          <table:table-cell office:value-type="float" office:value="-3" calcext:value-type="float">
            <text:p>-3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7" calcext:value-type="date">
            <text:p>02/07/2023</text:p>
          </table:table-cell>
          <table:table-cell office:value-type="float" office:value="19625.7" calcext:value-type="float">
            <text:p>19625.7</text:p>
          </table:table-cell>
          <table:table-cell office:value-type="float" office:value="-6" calcext:value-type="float">
            <text:p>-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8" calcext:value-type="date">
            <text:p>02/08/2023</text:p>
          </table:table-cell>
          <table:table-cell office:value-type="float" office:value="19634" calcext:value-type="float">
            <text:p>19634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09" calcext:value-type="date">
            <text:p>02/09/2023</text:p>
          </table:table-cell>
          <table:table-cell office:value-type="float" office:value="19641.5" calcext:value-type="float">
            <text:p>19641.5</text:p>
          </table:table-cell>
          <table:table-cell office:value-type="float" office:value="-7" calcext:value-type="float">
            <text:p>-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-8" calcext:value-type="float">
            <text:p>-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1" calcext:value-type="date">
            <text:p>02/11/2023</text:p>
          </table:table-cell>
          <table:table-cell office:value-type="float" office:value="19655.2" calcext:value-type="float">
            <text:p>19655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2" calcext:value-type="date">
            <text:p>02/12/2023</text:p>
          </table:table-cell>
          <table:table-cell office:value-type="float" office:value="19658.4" calcext:value-type="float">
            <text:p>19658.4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3" calcext:value-type="date">
            <text:p>02/13/2023</text:p>
          </table:table-cell>
          <table:table-cell office:value-type="float" office:value="19661.25" calcext:value-type="float">
            <text:p>19661.25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4" calcext:value-type="date">
            <text:p>02/14/2023</text:p>
          </table:table-cell>
          <table:table-cell office:value-type="float" office:value="19664.74" calcext:value-type="float">
            <text:p>19664.7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5" calcext:value-type="date">
            <text:p>02/15/2023</text:p>
          </table:table-cell>
          <table:table-cell office:value-type="float" office:value="19668.4" calcext:value-type="float">
            <text:p>19668.4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6" calcext:value-type="date">
            <text:p>02/16/2023</text:p>
          </table:table-cell>
          <table:table-cell office:value-type="float" office:value="19672.3" calcext:value-type="float">
            <text:p>19672.3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8" calcext:value-type="date">
            <text:p>02/18/2023</text:p>
          </table:table-cell>
          <table:table-cell office:value-type="float" office:value="19678.1" calcext:value-type="float">
            <text:p>19678.1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2-19" calcext:value-type="date">
            <text:p>02/19/2023</text:p>
          </table:table-cell>
          <table:table-cell table:formula="of:=[.B73]+[.$D$81]" office:value-type="float" office:value="19680.1" calcext:value-type="float">
            <text:p>1968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0" calcext:value-type="date">
            <text:p>02/20/2023</text:p>
          </table:table-cell>
          <table:table-cell table:formula="of:=[.B74]+[.$D$81]" office:value-type="float" office:value="19682.1" calcext:value-type="float">
            <text:p>1968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1" calcext:value-type="date">
            <text:p>02/21/2023</text:p>
          </table:table-cell>
          <table:table-cell table:formula="of:=[.B75]+[.$D$81]" office:value-type="float" office:value="19684.1" calcext:value-type="float">
            <text:p>196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2" calcext:value-type="date">
            <text:p>02/22/2023</text:p>
          </table:table-cell>
          <table:table-cell table:formula="of:=[.B76]+[.$D$81]" office:value-type="float" office:value="19686.1" calcext:value-type="float">
            <text:p>19686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3" calcext:value-type="date">
            <text:p>02/23/2023</text:p>
          </table:table-cell>
          <table:table-cell table:formula="of:=[.B77]+[.$D$81]" office:value-type="float" office:value="19688.1" calcext:value-type="float">
            <text:p>19688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table:formula="of:=[.B78]+[.$D$81]" office:value-type="float" office:value="19690.1" calcext:value-type="float">
            <text:p>1969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5" calcext:value-type="date">
            <text:p>02/25/2023</text:p>
          </table:table-cell>
          <table:table-cell table:formula="of:=[.B79]+[.$D$81]" office:value-type="float" office:value="19692.1" calcext:value-type="float">
            <text:p>1969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6" calcext:value-type="date">
            <text:p>02/26/2023</text:p>
          </table:table-cell>
          <table:table-cell office:value-type="float" office:value="19694.1" calcext:value-type="float">
            <text:p>19694.1</text:p>
          </table:table-cell>
          <table:table-cell office:value-type="float" office:value="-1" calcext:value-type="float">
            <text:p>-1</text:p>
          </table:table-cell>
          <table:table-cell table:style-name="ce27" table:formula="of:=([.B81]-[.B73])/8" office:value-type="float" office:value="2" calcext:value-type="float">
            <text:p>2.000000</text:p>
          </table:table-cell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7" calcext:value-type="date">
            <text:p>02/27/2023</text:p>
          </table:table-cell>
          <table:table-cell office:value-type="float" office:value="19700.8" calcext:value-type="float">
            <text:p>19700.8</text:p>
          </table:table-cell>
          <table:table-cell office:value-type="float" office:value="-4" calcext:value-type="float">
            <text:p>-4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2-28" calcext:value-type="date">
            <text:p>02/28/2023</text:p>
          </table:table-cell>
          <table:table-cell office:value-type="float" office:value="19707.85" calcext:value-type="float">
            <text:p>19707.85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1" calcext:value-type="date">
            <text:p>03/01/2023</text:p>
          </table:table-cell>
          <table:table-cell office:value-type="float" office:value="19714.17" calcext:value-type="float">
            <text:p>19714.1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2" calcext:value-type="date">
            <text:p>03/02/2023</text:p>
          </table:table-cell>
          <table:table-cell office:value-type="float" office:value="19719.5" calcext:value-type="float">
            <text:p>19719.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-2" calcext:value-type="float">
            <text:p>-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4" calcext:value-type="date">
            <text:p>03/04/2023</text:p>
          </table:table-cell>
          <table:table-cell office:value-type="float" office:value="19729.7" calcext:value-type="float">
            <text:p>19729.7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5" calcext:value-type="date">
            <text:p>03/05/2023</text:p>
          </table:table-cell>
          <table:table-cell office:value-type="float" office:value="19734.8" calcext:value-type="float">
            <text:p>19734.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6" calcext:value-type="date">
            <text:p>03/06/2023</text:p>
          </table:table-cell>
          <table:table-cell office:value-type="float" office:value="19739.8" calcext:value-type="float">
            <text:p>19739.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7" calcext:value-type="date">
            <text:p>03/07/2023</text:p>
          </table:table-cell>
          <table:table-cell office:value-type="float" office:value="19745.2" calcext:value-type="float">
            <text:p>19745.2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8" calcext:value-type="date">
            <text:p>03/08/2023</text:p>
          </table:table-cell>
          <table:table-cell office:value-type="float" office:value="19750.3" calcext:value-type="float">
            <text:p>19750.3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9" calcext:value-type="date">
            <text:p>03/09/2023</text:p>
          </table:table-cell>
          <table:table-cell office:value-type="float" office:value="19755.3" calcext:value-type="float">
            <text:p>19755.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1" calcext:value-type="date">
            <text:p>03/11/2023</text:p>
          </table:table-cell>
          <table:table-cell office:value-type="float" office:value="19760.9" calcext:value-type="float">
            <text:p>19760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2" calcext:value-type="date">
            <text:p>03/12/2023</text:p>
          </table:table-cell>
          <table:table-cell office:value-type="float" office:value="19763.9" calcext:value-type="float">
            <text:p>19763.9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3" calcext:value-type="date">
            <text:p>03/13/2023</text:p>
          </table:table-cell>
          <table:table-cell office:value-type="float" office:value="19768.8" calcext:value-type="float">
            <text:p>19768.8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4" calcext:value-type="date">
            <text:p>03/14/2023</text:p>
          </table:table-cell>
          <table:table-cell office:value-type="float" office:value="19773" calcext:value-type="float">
            <text:p>19773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5" calcext:value-type="date">
            <text:p>03/15/2023</text:p>
          </table:table-cell>
          <table:table-cell office:value-type="float" office:value="19777.4" calcext:value-type="float">
            <text:p>19777.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6" calcext:value-type="date">
            <text:p>03/16/2023</text:p>
          </table:table-cell>
          <table:table-cell office:value-type="float" office:value="19782.7" calcext:value-type="float">
            <text:p>19782.7</text:p>
          </table:table-cell>
          <table:table-cell office:value-type="float" office:value="-3" calcext:value-type="float">
            <text:p>-3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amily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8" calcext:value-type="date">
            <text:p>03/18/2023</text:p>
          </table:table-cell>
          <table:table-cell office:value-type="float" office:value="19790.1" calcext:value-type="float">
            <text:p>19790.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19" calcext:value-type="date">
            <text:p>03/19/2023</text:p>
          </table:table-cell>
          <table:table-cell office:value-type="float" office:value="19792.3" calcext:value-type="float">
            <text:p>19792.3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0" calcext:value-type="date">
            <text:p>03/20/2023</text:p>
          </table:table-cell>
          <table:table-cell office:value-type="float" office:value="19795" calcext:value-type="float">
            <text:p>19795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1" calcext:value-type="date">
            <text:p>03/21/2023</text:p>
          </table:table-cell>
          <table:table-cell office:value-type="float" office:value="19797.7" calcext:value-type="float">
            <text:p>19797.7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2" calcext:value-type="date">
            <text:p>03/22/2023</text:p>
          </table:table-cell>
          <table:table-cell office:value-type="float" office:value="19800.5" calcext:value-type="float">
            <text:p>19800.5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3" calcext:value-type="date">
            <text:p>03/23/2023</text:p>
          </table:table-cell>
          <table:table-cell office:value-type="float" office:value="19803.1" calcext:value-type="float">
            <text:p>19803.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igen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25" calcext:value-type="date">
            <text:p>03/25/2023</text:p>
          </table:table-cell>
          <table:table-cell office:value-type="float" office:value="19807.4" calcext:value-type="float">
            <text:p>19807.4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6" calcext:value-type="date">
            <text:p>03/26/2023</text:p>
          </table:table-cell>
          <table:table-cell office:value-type="float" office:value="19809.6" calcext:value-type="float">
            <text:p>19809.6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7" calcext:value-type="date">
            <text:p>03/27/2023</text:p>
          </table:table-cell>
          <table:table-cell office:value-type="float" office:value="19811.8" calcext:value-type="float">
            <text:p>19811.8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8" calcext:value-type="date">
            <text:p>03/28/2023</text:p>
          </table:table-cell>
          <table:table-cell office:value-type="float" office:value="19814.9" calcext:value-type="float">
            <text:p>19814.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29" calcext:value-type="date">
            <text:p>03/29/2023</text:p>
          </table:table-cell>
          <table:table-cell office:value-type="float" office:value="19817.9" calcext:value-type="float">
            <text:p>19817.9</text:p>
          </table:table-cell>
          <table:table-cell office:value-type="float" office:value="4" calcext:value-type="float">
            <text:p>4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0" calcext:value-type="date">
            <text:p>03/30/2023</text:p>
          </table:table-cell>
          <table:table-cell office:value-type="float" office:value="19820.3" calcext:value-type="float">
            <text:p>19820.3</text:p>
          </table:table-cell>
          <table:table-cell office:value-type="float" office:value="11" calcext:value-type="float">
            <text:p>1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1" calcext:value-type="date">
            <text:p>04/01/2023</text:p>
          </table:table-cell>
          <table:table-cell office:value-type="float" office:value="19825" calcext:value-type="float">
            <text:p>19825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2" calcext:value-type="date">
            <text:p>04/02/2023</text:p>
          </table:table-cell>
          <table:table-cell office:value-type="float" office:value="19827.9" calcext:value-type="float">
            <text:p>19827.9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3" calcext:value-type="date">
            <text:p>04/03/2023</text:p>
          </table:table-cell>
          <table:table-cell office:value-type="float" office:value="19830.4" calcext:value-type="float">
            <text:p>19830.4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4" calcext:value-type="date">
            <text:p>04/04/2023</text:p>
          </table:table-cell>
          <table:table-cell office:value-type="float" office:value="19833.4" calcext:value-type="float">
            <text:p>19833.4</text:p>
          </table:table-cell>
          <table:table-cell office:value-type="float" office:value="-2" calcext:value-type="float">
            <text:p>-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5" calcext:value-type="date">
            <text:p>04/05/2023</text:p>
          </table:table-cell>
          <table:table-cell office:value-type="float" office:value="19836.2" calcext:value-type="float">
            <text:p>19836.2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6" calcext:value-type="date">
            <text:p>04/06/2023</text:p>
          </table:table-cell>
          <table:table-cell office:value-type="float" office:value="19839.9" calcext:value-type="float">
            <text:p>19839.9</text:p>
          </table:table-cell>
          <table:table-cell office:value-type="float" office:value="-1" calcext:value-type="float">
            <text:p>-1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8" calcext:value-type="date">
            <text:p>04/08/2023</text:p>
          </table:table-cell>
          <table:table-cell office:value-type="float" office:value="19845.3" calcext:value-type="float">
            <text:p>19845.3</text:p>
          </table:table-cell>
          <table:table-cell office:value-type="float" office:value="5" calcext:value-type="float">
            <text:p>5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09" calcext:value-type="date">
            <text:p>04/09/2023</text:p>
          </table:table-cell>
          <table:table-cell office:value-type="float" office:value="19848.1" calcext:value-type="float">
            <text:p>19848.1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0" calcext:value-type="date">
            <text:p>04/10/2023</text:p>
          </table:table-cell>
          <table:table-cell office:value-type="float" office:value="19850.7" calcext:value-type="float">
            <text:p>19850.7</text:p>
          </table:table-cell>
          <table:table-cell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1" calcext:value-type="date">
            <text:p>04/11/2023</text:p>
          </table:table-cell>
          <table:table-cell office:value-type="float" office:value="19852.9" calcext:value-type="float">
            <text:p>19852.9</text:p>
          </table:table-cell>
          <table:table-cell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2" calcext:value-type="date">
            <text:p>04/12/2023</text:p>
          </table:table-cell>
          <table:table-cell office:value-type="float" office:value="19855.7" calcext:value-type="float">
            <text:p>19855.7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3" calcext:value-type="date">
            <text:p>04/13/2023</text:p>
          </table:table-cell>
          <table:table-cell office:value-type="float" office:value="19858.5" calcext:value-type="float">
            <text:p>19858.5</text:p>
          </table:table-cell>
          <table:table-cell office:value-type="float" office:value="7" calcext:value-type="float">
            <text:p>7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3-04-15" calcext:value-type="date">
            <text:p>04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6" calcext:value-type="date">
            <text:p>04/1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7" calcext:value-type="date">
            <text:p>04/1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8" calcext:value-type="date">
            <text:p>04/1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19" calcext:value-type="date">
            <text:p>04/1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0" calcext:value-type="date">
            <text:p>04/2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2" calcext:value-type="date">
            <text:p>04/2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3" calcext:value-type="date">
            <text:p>04/2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4" calcext:value-type="date">
            <text:p>04/2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5" calcext:value-type="date">
            <text:p>04/2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6" calcext:value-type="date">
            <text:p>04/2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7" calcext:value-type="date">
            <text:p>04/2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29" calcext:value-type="date">
            <text:p>04/2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4-30" calcext:value-type="date">
            <text:p>04/3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1" calcext:value-type="date">
            <text:p>05/0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2" calcext:value-type="date">
            <text:p>05/0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3" calcext:value-type="date">
            <text:p>05/0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4" calcext:value-type="date">
            <text:p>05/0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6" calcext:value-type="date">
            <text:p>05/06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7" calcext:value-type="date">
            <text:p>05/07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8" calcext:value-type="date">
            <text:p>05/08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09" calcext:value-type="date">
            <text:p>05/09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0" calcext:value-type="date">
            <text:p>05/10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1" calcext:value-type="date">
            <text:p>05/11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3" calcext:value-type="date">
            <text:p>05/13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4" calcext:value-type="date">
            <text:p>05/14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5" calcext:value-type="date">
            <text:p>05/15/2023</text:p>
          </table:table-cell>
          <table:table-cell table:number-columns-repeated="1021"/>
        </table:table-row>
        <table:table-row table:style-name="ro1">
          <table:table-cell table:style-name="ce11" office:value-type="date" office:date-value="2023-05-16" calcext:value-type="date">
            <text:p>05/16/2023</text:p>
          </table:table-cell>
          <table:table-cell table:number-columns-repeated="1021"/>
        </table:table-row>
        <table:table-row table:style-name="ro1" table:number-rows-repeated="1048392">
          <table:table-cell table:number-columns-repeated="1022"/>
        </table:table-row>
        <table:table-row table:style-name="ro2" table:number-rows-repeated="23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ata" table:style-name="ta1">
        <office:forms form:automatic-focus="false" form:apply-design-mode="false"/>
        <table:table-column table:style-name="co1" table:default-cell-style-name="ce12"/>
        <table:table-column table:style-name="co2" table:number-columns-repeated="2" table:default-cell-style-name="ce14"/>
        <table:table-column table:style-name="co3" table:default-cell-style-name="ce25"/>
        <table:table-column table:style-name="co5" table:default-cell-style-name="ce24"/>
        <table:table-column table:style-name="co5" table:default-cell-style-name="ce14"/>
        <table:table-column table:style-name="co4" table:number-columns-repeated="1017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rdg_gas</text:p>
          </table:table-cell>
          <table:table-cell table:style-name="ce13" office:value-type="string" calcext:value-type="string">
            <text:p>rdg_pow</text:p>
          </table:table-cell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int_pow</text:p>
          </table:table-cell>
          <table:table-cell table:style-name="ce13" office:value-type="string" calcext:value-type="string">
            <text:p>int_gas</text:p>
          </table:table-cell>
          <table:table-cell table:style-name="ce13" table:number-columns-repeated="1017"/>
        </table:table-row>
        <table:table-row table:style-name="ro1">
          <table:table-cell table:style-name="ce11" office:value-type="date" office:date-value="2022-07-01" calcext:value-type="date">
            <text:p>07/01/2022</text:p>
          </table:table-cell>
          <table:table-cell office:value-type="float" office:value="19077.481" calcext:value-type="float">
            <text:p>19077.481</text:p>
          </table:table-cell>
          <table:table-cell office:value-type="float" office:value="45337.2" calcext:value-type="float">
            <text:p>45337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08" calcext:value-type="date">
            <text:p>07/08/2022</text:p>
          </table:table-cell>
          <table:table-cell office:value-type="float" office:value="19085.397" calcext:value-type="float">
            <text:p>19085.397</text:p>
          </table:table-cell>
          <table:table-cell office:value-type="float" office:value="45369.2" calcext:value-type="float">
            <text:p>45369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15" calcext:value-type="date">
            <text:p>07/15/2022</text:p>
          </table:table-cell>
          <table:table-cell office:value-type="float" office:value="19093.716" calcext:value-type="float">
            <text:p>19093.716</text:p>
          </table:table-cell>
          <table:table-cell office:value-type="float" office:value="45400.5" calcext:value-type="float">
            <text:p>45400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2" calcext:value-type="date">
            <text:p>07/22/2022</text:p>
          </table:table-cell>
          <table:table-cell office:value-type="float" office:value="19102.167" calcext:value-type="float">
            <text:p>19102.167</text:p>
          </table:table-cell>
          <table:table-cell office:value-type="float" office:value="45431.5" calcext:value-type="float">
            <text:p>45431.5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7-29" calcext:value-type="date">
            <text:p>07/29/2022</text:p>
          </table:table-cell>
          <table:table-cell office:value-type="float" office:value="19110.052" calcext:value-type="float">
            <text:p>19110.052</text:p>
          </table:table-cell>
          <table:table-cell office:value-type="float" office:value="45462.1" calcext:value-type="float">
            <text:p>45462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05" calcext:value-type="date">
            <text:p>08/05/2022</text:p>
          </table:table-cell>
          <table:table-cell office:value-type="float" office:value="19118.533" calcext:value-type="float">
            <text:p>19118.533</text:p>
          </table:table-cell>
          <table:table-cell office:value-type="float" office:value="45495.3" calcext:value-type="float">
            <text:p>45495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8-12" calcext:value-type="date">
            <text:p>08/12/2022</text:p>
          </table:table-cell>
          <table:table-cell office:value-type="float" office:value="19126.66" calcext:value-type="float">
            <text:p>19126.66</text:p>
          </table:table-cell>
          <table:table-cell office:value-type="float" office:value="45532.9" calcext:value-type="float">
            <text:p>45532.9</text:p>
          </table:table-cell>
          <table:table-cell table:style-name="ce24" office:value-type="string" calcext:value-type="string">
            <text:p>departure Aug 13 <text:s/>at 10 a.m.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8-19" calcext:value-type="date">
            <text:p>08/19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8]+[.$E$9]" office:value-type="float" office:value="45557.3" calcext:value-type="float">
            <text:p>45557.3</text:p>
          </table:table-cell>
          <table:table-cell table:style-name="ce24"/>
          <table:table-cell table:formula="of:=([.C11]-[.C8])/21 * 7" office:value-type="float" office:value="24.399999999999" calcext:value-type="float">
            <text:p>24.399999999999</text:p>
          </table:table-cell>
          <table:table-cell table:number-columns-repeated="1018"/>
        </table:table-row>
        <table:table-row table:style-name="ro1">
          <table:table-cell table:style-name="ce11" office:value-type="date" office:date-value="2022-08-26" calcext:value-type="date">
            <text:p>08/26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table:formula="of:=[.C9]+[.$E$9]" office:value-type="float" office:value="45581.7" calcext:value-type="float">
            <text:p>45581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02" calcext:value-type="date">
            <text:p>09/02/2022</text:p>
          </table:table-cell>
          <table:table-cell table:style-name="ce28" office:value-type="float" office:value="19127.197" calcext:value-type="float">
            <text:p>19127.197</text:p>
          </table:table-cell>
          <table:table-cell table:style-name="ce28" office:value-type="float" office:value="45606.1" calcext:value-type="float">
            <text:p>45606.1</text:p>
          </table:table-cell>
          <table:table-cell table:style-name="ce24" office:value-type="string" calcext:value-type="string">
            <text:p>arrival Sep 3 at 2 a.m. (time of readings)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09-09" calcext:value-type="date">
            <text:p>09/09/2022</text:p>
          </table:table-cell>
          <table:table-cell office:value-type="float" office:value="19136.794" calcext:value-type="float">
            <text:p>19136.794</text:p>
          </table:table-cell>
          <table:table-cell office:value-type="float" office:value="45636.6" calcext:value-type="float">
            <text:p>45636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16" calcext:value-type="date">
            <text:p>09/16/2022</text:p>
          </table:table-cell>
          <table:table-cell office:value-type="float" office:value="19146.055" calcext:value-type="float">
            <text:p>19146.055</text:p>
          </table:table-cell>
          <table:table-cell office:value-type="float" office:value="45673.2" calcext:value-type="float">
            <text:p>45673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23" calcext:value-type="date">
            <text:p>09/23/2022</text:p>
          </table:table-cell>
          <table:table-cell office:value-type="float" office:value="19155.312" calcext:value-type="float">
            <text:p>19155.312</text:p>
          </table:table-cell>
          <table:table-cell office:value-type="float" office:value="45711.1" calcext:value-type="float">
            <text:p>45711.1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09-30" calcext:value-type="date">
            <text:p>09/30/2022</text:p>
          </table:table-cell>
          <table:table-cell office:value-type="float" office:value="19171.086" calcext:value-type="float">
            <text:p>19171.086</text:p>
          </table:table-cell>
          <table:table-cell office:value-type="float" office:value="45743.1" calcext:value-type="float">
            <text:p>45743.1</text:p>
          </table:table-cell>
          <table:table-cell table:style-name="ce24" office:value-type="string" calcext:value-type="string">
            <text:p>settings: Sommer ab 17, Tagtemp 20, Auslegung 50, Max Aus 80, Fussboden an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07" calcext:value-type="date">
            <text:p>10/07/2022</text:p>
          </table:table-cell>
          <table:table-cell office:value-type="float" office:value="19185.094" calcext:value-type="float">
            <text:p>19185.094</text:p>
          </table:table-cell>
          <table:table-cell office:value-type="float" office:value="45788.1" calcext:value-type="float">
            <text:p>45788.1</text:p>
          </table:table-cell>
          <table:table-cell table:style-name="ce24" office:value-type="string" calcext:value-type="string">
            <text:p>settings: Max Aus 75, Fussboden aus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0-14" calcext:value-type="date">
            <text:p>10/14/2022</text:p>
          </table:table-cell>
          <table:table-cell office:value-type="float" office:value="19198.949" calcext:value-type="float">
            <text:p>19198.949</text:p>
          </table:table-cell>
          <table:table-cell office:value-type="float" office:value="45827" calcext:value-type="float">
            <text:p>4582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1" calcext:value-type="date">
            <text:p>10/21/2022</text:p>
          </table:table-cell>
          <table:table-cell office:value-type="float" office:value="19212.166" calcext:value-type="float">
            <text:p>19212.166</text:p>
          </table:table-cell>
          <table:table-cell office:value-type="float" office:value="45863" calcext:value-type="float">
            <text:p>4586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0-28" calcext:value-type="date">
            <text:p>10/28/2022</text:p>
          </table:table-cell>
          <table:table-cell office:value-type="float" office:value="19225.88" calcext:value-type="float">
            <text:p>19225.88</text:p>
          </table:table-cell>
          <table:table-cell office:value-type="float" office:value="45901.2" calcext:value-type="float">
            <text:p>45901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04" calcext:value-type="date">
            <text:p>11/04/2022</text:p>
          </table:table-cell>
          <table:table-cell office:value-type="float" office:value="19231.719" calcext:value-type="float">
            <text:p>19231.719</text:p>
          </table:table-cell>
          <table:table-cell office:value-type="float" office:value="45924.3" calcext:value-type="float">
            <text:p>45924.3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11" calcext:value-type="date">
            <text:p>11/11/2022</text:p>
          </table:table-cell>
          <table:table-cell office:value-type="float" office:value="19254.331" calcext:value-type="float">
            <text:p>19254.331</text:p>
          </table:table-cell>
          <table:table-cell office:value-type="float" office:value="45968.7" calcext:value-type="float">
            <text:p>45968.7</text:p>
          </table:table-cell>
          <table:table-cell table:style-name="ce24" office:value-type="string" calcext:value-type="string">
            <text:p>programm temporarily changed to “Mittag"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1-18" calcext:value-type="date">
            <text:p>11/18/2022</text:p>
          </table:table-cell>
          <table:table-cell office:value-type="float" office:value="19271.866" calcext:value-type="float">
            <text:p>19271.866</text:p>
          </table:table-cell>
          <table:table-cell office:value-type="float" office:value="46007.7" calcext:value-type="float">
            <text:p>46007.7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1-25" calcext:value-type="date">
            <text:p>11/25/2022</text:p>
          </table:table-cell>
          <table:table-cell office:value-type="float" office:value="19298.215" calcext:value-type="float">
            <text:p>19298.215</text:p>
          </table:table-cell>
          <table:table-cell office:value-type="float" office:value="46054.8" calcext:value-type="float">
            <text:p>46054.8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02" calcext:value-type="date">
            <text:p>12/02/2022</text:p>
          </table:table-cell>
          <table:table-cell office:value-type="float" office:value="19327.3" calcext:value-type="float">
            <text:p>19327.3</text:p>
          </table:table-cell>
          <table:table-cell office:value-type="float" office:value="46097.6" calcext:value-type="float">
            <text:p>46097.6</text:p>
          </table:table-cell>
          <table:table-cell table:style-name="ce24" office:value-type="string" calcext:value-type="string">
            <text:p>62.5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09" calcext:value-type="date">
            <text:p>12/09/2022</text:p>
          </table:table-cell>
          <table:table-cell office:value-type="float" office:value="19361.621" calcext:value-type="float">
            <text:p>19361.621</text:p>
          </table:table-cell>
          <table:table-cell office:value-type="float" office:value="46136.5" calcext:value-type="float">
            <text:p>46136.5</text:p>
          </table:table-cell>
          <table:table-cell table:style-name="ce24" office:value-type="string" calcext:value-type="string">
            <text:p>47 hours of heating</text:p>
          </table:table-cell>
          <table:table-cell table:number-columns-repeated="1019"/>
        </table:table-row>
        <table:table-row table:style-name="ro1">
          <table:table-cell table:style-name="ce11" office:value-type="date" office:date-value="2022-12-16" calcext:value-type="date">
            <text:p>12/16/2022</text:p>
          </table:table-cell>
          <table:table-cell office:value-type="float" office:value="19400.588" calcext:value-type="float">
            <text:p>19400.588</text:p>
          </table:table-cell>
          <table:table-cell office:value-type="float" office:value="46176.9" calcext:value-type="float">
            <text:p>46176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23" calcext:value-type="date">
            <text:p>12/23/2022</text:p>
          </table:table-cell>
          <table:table-cell office:value-type="float" office:value="19437.151" calcext:value-type="float">
            <text:p>19437.151</text:p>
          </table:table-cell>
          <table:table-cell office:value-type="float" office:value="46224.9" calcext:value-type="float">
            <text:p>46224.9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2-12-30" calcext:value-type="date">
            <text:p>12/30/2022</text:p>
          </table:table-cell>
          <table:table-cell office:value-type="float" office:value="19459.27" calcext:value-type="float">
            <text:p>19459.27</text:p>
          </table:table-cell>
          <table:table-cell office:value-type="float" office:value="46258.5" calcext:value-type="float">
            <text:p>46258.5</text:p>
          </table:table-cell>
          <table:table-cell table:style-name="ce24" office:value-type="string" calcext:value-type="string">
            <text:p>interpolated</text:p>
          </table:table-cell>
          <table:table-cell table:formula="of:=(46267.5-46251.7)/7*3+46251.7" office:value-type="float" office:value="46258.4714285714" calcext:value-type="float">
            <text:p>46258.4714285714</text:p>
          </table:table-cell>
          <table:table-cell table:style-name="ce24" table:formula="of:=(470.15-451.11)/7*3+19451.11" office:value-type="float" office:value="19459.27" calcext:value-type="float">
            <text:p>19459.27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1-06" calcext:value-type="date">
            <text:p>01/06/2023</text:p>
          </table:table-cell>
          <table:table-cell office:value-type="float" office:value="19480.89" calcext:value-type="float">
            <text:p>19480.89</text:p>
          </table:table-cell>
          <table:table-cell office:value-type="float" office:value="46284.6" calcext:value-type="float">
            <text:p>46284.6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13" calcext:value-type="date">
            <text:p>01/13/2023</text:p>
          </table:table-cell>
          <table:table-cell office:value-type="float" office:value="19506.38" calcext:value-type="float">
            <text:p>19506.38</text:p>
          </table:table-cell>
          <table:table-cell office:value-type="float" office:value="46322.2" calcext:value-type="float">
            <text:p>46322.2</text:p>
          </table:table-cell>
          <table:table-cell table:style-name="ce24"/>
          <table:table-cell table:number-columns-repeated="1019"/>
        </table:table-row>
        <table:table-row table:style-name="ro1">
          <table:table-cell table:style-name="ce11" office:value-type="date" office:date-value="2023-01-20" calcext:value-type="date">
            <text:p>01/20/2023</text:p>
          </table:table-cell>
          <table:table-cell office:value-type="float" office:value="19535.5" calcext:value-type="float">
            <text:p>19535.5</text:p>
          </table:table-cell>
          <table:table-cell office:value-type="float" office:value="46363.5" calcext:value-type="float">
            <text:p>4636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1-27" calcext:value-type="date">
            <text:p>01/27/2023</text:p>
          </table:table-cell>
          <table:table-cell office:value-type="float" office:value="19570.31" calcext:value-type="float">
            <text:p>19570.31</text:p>
          </table:table-cell>
          <table:table-cell office:value-type="float" office:value="46408.2" calcext:value-type="float">
            <text:p>4640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03" calcext:value-type="date">
            <text:p>02/03/2023</text:p>
          </table:table-cell>
          <table:table-cell office:value-type="float" office:value="19604.5" calcext:value-type="float">
            <text:p>19604.5</text:p>
          </table:table-cell>
          <table:table-cell office:value-type="float" office:value="46449" calcext:value-type="float">
            <text:p>4644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10" calcext:value-type="date">
            <text:p>02/10/2023</text:p>
          </table:table-cell>
          <table:table-cell office:value-type="float" office:value="19648.7" calcext:value-type="float">
            <text:p>19648.7</text:p>
          </table:table-cell>
          <table:table-cell office:value-type="float" office:value="46492.7" calcext:value-type="float">
            <text:p>46492.7</text:p>
          </table:table-cell>
          <table:table-cell table:style-name="ce26"/>
          <table:table-cell table:number-columns-repeated="1019"/>
        </table:table-row>
        <table:table-row table:style-name="ro1">
          <table:table-cell table:style-name="ce11" office:value-type="date" office:date-value="2023-02-17" calcext:value-type="date">
            <text:p>02/17/2023</text:p>
          </table:table-cell>
          <table:table-cell office:value-type="float" office:value="19675.4" calcext:value-type="float">
            <text:p>19675.4</text:p>
          </table:table-cell>
          <table:table-cell office:value-type="float" office:value="46531.6" calcext:value-type="float">
            <text:p>46531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2-24" calcext:value-type="date">
            <text:p>02/24/2023</text:p>
          </table:table-cell>
          <table:table-cell office:value-type="float" office:value="19690" calcext:value-type="float">
            <text:p>19690</text:p>
          </table:table-cell>
          <table:table-cell office:value-type="float" office:value="46541.2" calcext:value-type="float">
            <text:p>46541.2</text:p>
          </table:table-cell>
          <table:table-cell table:style-name="ce26" office:value-type="string" calcext:value-type="string">
            <text:p>readings Feb 26, 7.30am: pow 46551.1, gas 19694.1</text:p>
          </table:table-cell>
          <table:table-cell table:formula="of:=([.C36]-[.C35])/9*7+[.C35]" office:value-type="float" office:value="46539.0666666667" calcext:value-type="float">
            <text:p>46539.0666666667</text:p>
          </table:table-cell>
          <table:table-cell table:formula="of:=(19694.1-[.B35])/9*7+[.B35]" office:value-type="float" office:value="19689.9444444444" calcext:value-type="float">
            <text:p>19689.9444444444</text:p>
          </table:table-cell>
          <table:table-cell table:number-columns-repeated="1017"/>
        </table:table-row>
        <table:table-row table:style-name="ro1">
          <table:table-cell table:style-name="ce11" office:value-type="date" office:date-value="2023-03-03" calcext:value-type="date">
            <text:p>03/03/2023</text:p>
          </table:table-cell>
          <table:table-cell office:value-type="float" office:value="19725" calcext:value-type="float">
            <text:p>19725</text:p>
          </table:table-cell>
          <table:table-cell office:value-type="float" office:value="46577.5" calcext:value-type="float">
            <text:p>46577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0" calcext:value-type="date">
            <text:p>03/10/2023</text:p>
          </table:table-cell>
          <table:table-cell office:value-type="float" office:value="19757.9" calcext:value-type="float">
            <text:p>19757.9</text:p>
          </table:table-cell>
          <table:table-cell office:value-type="float" office:value="46614.1" calcext:value-type="float">
            <text:p>4661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17" calcext:value-type="date">
            <text:p>03/17/2023</text:p>
          </table:table-cell>
          <table:table-cell office:value-type="float" office:value="19787.6" calcext:value-type="float">
            <text:p>19787.6</text:p>
          </table:table-cell>
          <table:table-cell office:value-type="float" office:value="46649.5" calcext:value-type="float">
            <text:p>4664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24" calcext:value-type="date">
            <text:p>03/24/2023</text:p>
          </table:table-cell>
          <table:table-cell office:value-type="float" office:value="19805.3" calcext:value-type="float">
            <text:p>19805.3</text:p>
          </table:table-cell>
          <table:table-cell office:value-type="float" office:value="46680.8" calcext:value-type="float">
            <text:p>4668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3-31" calcext:value-type="date">
            <text:p>03/31/2023</text:p>
          </table:table-cell>
          <table:table-cell office:value-type="float" office:value="19822.3" calcext:value-type="float">
            <text:p>19822.3</text:p>
          </table:table-cell>
          <table:table-cell office:value-type="float" office:value="46712.1" calcext:value-type="float">
            <text:p>46712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07" calcext:value-type="date">
            <text:p>04/07/2023</text:p>
          </table:table-cell>
          <table:table-cell office:value-type="float" office:value="19842.7" calcext:value-type="float">
            <text:p>19842.7</text:p>
          </table:table-cell>
          <table:table-cell office:value-type="float" office:value="46735.4" calcext:value-type="float">
            <text:p>467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14" calcext:value-type="date">
            <text:p>04/14/2023</text:p>
          </table:table-cell>
          <table:table-cell office:value-type="float" office:value="19861.2" calcext:value-type="float">
            <text:p>19861.2</text:p>
          </table:table-cell>
          <table:table-cell office:value-type="float" office:value="46760.1" calcext:value-type="float">
            <text:p>46760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1" calcext:value-type="date">
            <text:p>04/21/2023</text:p>
          </table:table-cell>
          <table:table-cell office:value-type="float" office:value="19880.5" calcext:value-type="float">
            <text:p>19880.5</text:p>
          </table:table-cell>
          <table:table-cell office:value-type="float" office:value="46790.2" calcext:value-type="float">
            <text:p>46790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4-28" calcext:value-type="date">
            <text:p>04/28/2023</text:p>
          </table:table-cell>
          <table:table-cell office:value-type="float" office:value="19896.2" calcext:value-type="float">
            <text:p>19896.2</text:p>
          </table:table-cell>
          <table:table-cell office:value-type="float" office:value="46818.6" calcext:value-type="float">
            <text:p>4681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05" calcext:value-type="date">
            <text:p>05/05/2023</text:p>
          </table:table-cell>
          <table:table-cell office:value-type="float" office:value="19911.7" calcext:value-type="float">
            <text:p>19911.7</text:p>
          </table:table-cell>
          <table:table-cell office:value-type="float" office:value="46837.9" calcext:value-type="float">
            <text:p>46837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2" calcext:value-type="date">
            <text:p>05/12/2023</text:p>
          </table:table-cell>
          <table:table-cell office:value-type="float" office:value="19922.6" calcext:value-type="float">
            <text:p>19922.6</text:p>
          </table:table-cell>
          <table:table-cell office:value-type="float" office:value="46857.8" calcext:value-type="float">
            <text:p>46857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19" calcext:value-type="date">
            <text:p>05/19/2023</text:p>
          </table:table-cell>
          <table:table-cell office:value-type="float" office:value="19934.7" calcext:value-type="float">
            <text:p>19934.7</text:p>
          </table:table-cell>
          <table:table-cell office:value-type="float" office:value="46879.8" calcext:value-type="float">
            <text:p>46879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5-26" calcext:value-type="date">
            <text:p>05/26/2023</text:p>
          </table:table-cell>
          <table:table-cell office:value-type="float" office:value="19946.2" calcext:value-type="float">
            <text:p>19946.2</text:p>
          </table:table-cell>
          <table:table-cell office:value-type="float" office:value="46894.9" calcext:value-type="float">
            <text:p>46894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2" calcext:value-type="date">
            <text:p>06/02/2023</text:p>
          </table:table-cell>
          <table:table-cell office:value-type="float" office:value="19954.3" calcext:value-type="float">
            <text:p>19954.3</text:p>
          </table:table-cell>
          <table:table-cell office:value-type="float" office:value="46882.7" calcext:value-type="float">
            <text:p>4688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09" calcext:value-type="date">
            <text:p>06/09/2023</text:p>
          </table:table-cell>
          <table:table-cell office:value-type="float" office:value="19962.7" calcext:value-type="float">
            <text:p>19962.7</text:p>
          </table:table-cell>
          <table:table-cell office:value-type="float" office:value="46893.5" calcext:value-type="float">
            <text:p>4689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16" calcext:value-type="date">
            <text:p>06/16/2023</text:p>
          </table:table-cell>
          <table:table-cell office:value-type="float" office:value="19971.9" calcext:value-type="float">
            <text:p>19971.9</text:p>
          </table:table-cell>
          <table:table-cell office:value-type="float" office:value="46906.9" calcext:value-type="float">
            <text:p>46906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23" calcext:value-type="date">
            <text:p>06/23/2023</text:p>
          </table:table-cell>
          <table:table-cell office:value-type="float" office:value="19981.1" calcext:value-type="float">
            <text:p>19981.1</text:p>
          </table:table-cell>
          <table:table-cell office:value-type="float" office:value="46920.8" calcext:value-type="float">
            <text:p>4692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6-30" calcext:value-type="date">
            <text:p>06/30/2023</text:p>
          </table:table-cell>
          <table:table-cell office:value-type="float" office:value="19989.7" calcext:value-type="float">
            <text:p>19989.7</text:p>
          </table:table-cell>
          <table:table-cell office:value-type="float" office:value="46935.4" calcext:value-type="float">
            <text:p>4693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office:value-type="float" office:value="19998.1" calcext:value-type="float">
            <text:p>19998.1</text:p>
          </table:table-cell>
          <table:table-cell office:value-type="float" office:value="46952.5" calcext:value-type="float">
            <text:p>46952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office:value-type="float" office:value="20006.3" calcext:value-type="float">
            <text:p>20006.3</text:p>
          </table:table-cell>
          <table:table-cell office:value-type="float" office:value="46960.8" calcext:value-type="float">
            <text:p>46960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office:value-type="float" office:value="20014.9" calcext:value-type="float">
            <text:p>20014.9</text:p>
          </table:table-cell>
          <table:table-cell office:value-type="float" office:value="46978.6" calcext:value-type="float">
            <text:p>46978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office:value-type="float" office:value="20023.1" calcext:value-type="float">
            <text:p>20023.1</text:p>
          </table:table-cell>
          <table:table-cell office:value-type="float" office:value="46994.6" calcext:value-type="float">
            <text:p>46994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office:value-type="float" office:value="20031.4" calcext:value-type="float">
            <text:p>20031.4</text:p>
          </table:table-cell>
          <table:table-cell office:value-type="float" office:value="47027.3" calcext:value-type="float">
            <text:p>47027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office:value-type="float" office:value="20046" calcext:value-type="float">
            <text:p>20046</text:p>
          </table:table-cell>
          <table:table-cell office:value-type="float" office:value="47049.1" calcext:value-type="float">
            <text:p>47049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office:value-type="float" office:value="20048.4" calcext:value-type="float">
            <text:p>20048.4</text:p>
          </table:table-cell>
          <table:table-cell office:value-type="float" office:value="47072.6" calcext:value-type="float">
            <text:p>47072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office:value-type="float" office:value="20054.5" calcext:value-type="float">
            <text:p>20054.5</text:p>
          </table:table-cell>
          <table:table-cell office:value-type="float" office:value="47072.7" calcext:value-type="float">
            <text:p>47072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office:value-type="float" office:value="20063.2" calcext:value-type="float">
            <text:p>20063.2</text:p>
          </table:table-cell>
          <table:table-cell office:value-type="float" office:value="47096.7" calcext:value-type="float">
            <text:p>47096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office:value-type="float" office:value="20072.1" calcext:value-type="float">
            <text:p>20072.1</text:p>
          </table:table-cell>
          <table:table-cell office:value-type="float" office:value="47123.5" calcext:value-type="float">
            <text:p>47123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office:value-type="float" office:value="20081.4" calcext:value-type="float">
            <text:p>20081.4</text:p>
          </table:table-cell>
          <table:table-cell office:value-type="float" office:value="47151.7" calcext:value-type="float">
            <text:p>47151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office:value-type="float" office:value="20091.3" calcext:value-type="float">
            <text:p>20091.3</text:p>
          </table:table-cell>
          <table:table-cell office:value-type="float" office:value="47184.1" calcext:value-type="float">
            <text:p>47184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office:value-type="float" office:value="20102" calcext:value-type="float">
            <text:p>20102</text:p>
          </table:table-cell>
          <table:table-cell office:value-type="float" office:value="47221" calcext:value-type="float">
            <text:p>4722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office:value-type="float" office:value="20114" calcext:value-type="float">
            <text:p>20114</text:p>
          </table:table-cell>
          <table:table-cell office:value-type="float" office:value="47257.6" calcext:value-type="float">
            <text:p>47257.6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office:value-type="float" office:value="20125.5" calcext:value-type="float">
            <text:p>20125.5</text:p>
          </table:table-cell>
          <table:table-cell office:value-type="float" office:value="47299.5" calcext:value-type="float">
            <text:p>47299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office:value-type="float" office:value="20137.3" calcext:value-type="float">
            <text:p>20137.3</text:p>
          </table:table-cell>
          <table:table-cell office:value-type="float" office:value="47323.1" calcext:value-type="float">
            <text:p>4732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office:value-type="float" office:value="20164.9" calcext:value-type="float">
            <text:p>20164.9</text:p>
          </table:table-cell>
          <table:table-cell office:value-type="float" office:value="47365.4" calcext:value-type="float">
            <text:p>47365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office:value-type="float" office:value="20192.2" calcext:value-type="float">
            <text:p>20192.2</text:p>
          </table:table-cell>
          <table:table-cell office:value-type="float" office:value="47411.3" calcext:value-type="float">
            <text:p>47411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office:value-type="float" office:value="20220.4" calcext:value-type="float">
            <text:p>20220.4</text:p>
          </table:table-cell>
          <table:table-cell office:value-type="float" office:value="47461.5" calcext:value-type="float">
            <text:p>4746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office:value-type="float" office:value="20255.2" calcext:value-type="float">
            <text:p>20255.2</text:p>
          </table:table-cell>
          <table:table-cell office:value-type="float" office:value="47518.2" calcext:value-type="float">
            <text:p>47518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office:value-type="float" office:value="20293.1" calcext:value-type="float">
            <text:p>20293.1</text:p>
          </table:table-cell>
          <table:table-cell office:value-type="float" office:value="47564.4" calcext:value-type="float">
            <text:p>47564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office:value-type="float" office:value="20319" calcext:value-type="float">
            <text:p>20319</text:p>
          </table:table-cell>
          <table:table-cell office:value-type="float" office:value="47609.3" calcext:value-type="float">
            <text:p>47609.3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office:value-type="float" office:value="20347.3" calcext:value-type="float">
            <text:p>20347.3</text:p>
          </table:table-cell>
          <table:table-cell office:value-type="float" office:value="47656.4" calcext:value-type="float">
            <text:p>47656.4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office:value-type="float" office:value="20372.3" calcext:value-type="float">
            <text:p>20372.3</text:p>
          </table:table-cell>
          <table:table-cell office:value-type="float" office:value="47700.9" calcext:value-type="float">
            <text:p>47700.9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office:value-type="float" office:value="20391.9" calcext:value-type="float">
            <text:p>20391.9</text:p>
          </table:table-cell>
          <table:table-cell office:value-type="float" office:value="47729.7" calcext:value-type="float">
            <text:p>47729.7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office:value-type="float" office:value="20429.2" calcext:value-type="float">
            <text:p>20429.2</text:p>
          </table:table-cell>
          <table:table-cell office:value-type="float" office:value="47774.2" calcext:value-type="float">
            <text:p>47774.2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office:value-type="float" office:value="20469" calcext:value-type="float">
            <text:p>20469</text:p>
          </table:table-cell>
          <table:table-cell office:value-type="float" office:value="47825.5" calcext:value-type="float">
            <text:p>4782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office:value-type="float" office:value="20501.6" calcext:value-type="float">
            <text:p>20501.6</text:p>
          </table:table-cell>
          <table:table-cell office:value-type="float" office:value="47870.5" calcext:value-type="float">
            <text:p>47870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office:value-type="float" office:value="20532.3" calcext:value-type="float">
            <text:p>20532.3</text:p>
          </table:table-cell>
          <table:table-cell office:value-type="float" office:value="47915.5" calcext:value-type="float">
            <text:p>47915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office:value-type="float" office:value="20556.8" calcext:value-type="float">
            <text:p>20556.8</text:p>
          </table:table-cell>
          <table:table-cell office:value-type="float" office:value="47961.8" calcext:value-type="float">
            <text:p>47961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office:value-type="float" office:value="20575.7" calcext:value-type="float">
            <text:p>20575.7</text:p>
          </table:table-cell>
          <table:table-cell office:value-type="float" office:value="47987.05" calcext:value-type="float">
            <text:p>47987.0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office:value-type="float" office:value="20596.3" calcext:value-type="float">
            <text:p>20596.3</text:p>
          </table:table-cell>
          <table:table-cell office:value-type="float" office:value="48021.5" calcext:value-type="float">
            <text:p>48021.5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office:value-type="float" office:value="20622.3" calcext:value-type="float">
            <text:p>20622.3</text:p>
          </table:table-cell>
          <table:table-cell office:value-type="float" office:value="48055.8" calcext:value-type="float">
            <text:p>48055.8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office:value-type="float" office:value="20646.8" calcext:value-type="float">
            <text:p>20646.8</text:p>
          </table:table-cell>
          <table:table-cell office:value-type="float" office:value="48093.1" calcext:value-type="float">
            <text:p>48093.1</text:p>
          </table:table-cell>
          <table:table-cell table:number-columns-repeated="1020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2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template" table:style-name="ta1">
        <table:table-column table:style-name="co1" table:default-cell-style-name="ce12"/>
        <table:table-column table:style-name="co2" table:number-columns-repeated="2" table:default-cell-style-name="ce14"/>
        <table:table-column table:style-name="co4" table:default-cell-style-name="ce11"/>
        <table:table-column table:style-name="co4" table:number-columns-repeated="1020" table:default-cell-style-name="ce14"/>
        <table:table-row table:style-name="ro1">
          <table:table-cell table:style-name="ce10" office:value-type="string" calcext:value-type="string">
            <text:p>date</text:p>
          </table:table-cell>
          <table:table-cell table:style-name="ce13" office:value-type="string" calcext:value-type="string">
            <text:p>gas</text:p>
          </table:table-cell>
          <table:table-cell table:style-name="ce13" office:value-type="string" calcext:value-type="string">
            <text:p>electricity</text:p>
          </table:table-cell>
          <table:table-cell table:style-name="ce13" table:number-columns-repeated="1021"/>
        </table:table-row>
        <table:table-row table:style-name="ro1">
          <table:table-cell table:style-name="ce11" office:value-type="date" office:date-value="2023-07-07" calcext:value-type="date">
            <text:p>07/0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14" calcext:value-type="date">
            <text:p>07/1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1" calcext:value-type="date">
            <text:p>07/2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7-28" calcext:value-type="date">
            <text:p>07/2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04" calcext:value-type="date">
            <text:p>08/0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1" calcext:value-type="date">
            <text:p>08/1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18" calcext:value-type="date">
            <text:p>08/1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8-25" calcext:value-type="date">
            <text:p>08/2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1" calcext:value-type="date">
            <text:p>09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08" calcext:value-type="date">
            <text:p>09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15" calcext:value-type="date">
            <text:p>09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2" calcext:value-type="date">
            <text:p>09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09-29" calcext:value-type="date">
            <text:p>09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06" calcext:value-type="date">
            <text:p>10/06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13" calcext:value-type="date">
            <text:p>10/1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0" calcext:value-type="date">
            <text:p>10/2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0-27" calcext:value-type="date">
            <text:p>10/2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03" calcext:value-type="date">
            <text:p>11/03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0" calcext:value-type="date">
            <text:p>11/10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17" calcext:value-type="date">
            <text:p>11/17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1-24" calcext:value-type="date">
            <text:p>11/24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1" calcext:value-type="date">
            <text:p>12/01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08" calcext:value-type="date">
            <text:p>12/08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15" calcext:value-type="date">
            <text:p>12/15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2" calcext:value-type="date">
            <text:p>12/22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3-12-29" calcext:value-type="date">
            <text:p>12/29/2023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05" calcext:value-type="date">
            <text:p>01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2" calcext:value-type="date">
            <text:p>01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19" calcext:value-type="date">
            <text:p>01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1-26" calcext:value-type="date">
            <text:p>01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2" calcext:value-type="date">
            <text:p>02/0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09" calcext:value-type="date">
            <text:p>02/0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16" calcext:value-type="date">
            <text:p>02/1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2-23" calcext:value-type="date">
            <text:p>02/2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1" calcext:value-type="date">
            <text:p>03/0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08" calcext:value-type="date">
            <text:p>03/0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15" calcext:value-type="date">
            <text:p>03/1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2" calcext:value-type="date">
            <text:p>03/2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3-29" calcext:value-type="date">
            <text:p>03/2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05" calcext:value-type="date">
            <text:p>04/05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2" calcext:value-type="date">
            <text:p>04/12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19" calcext:value-type="date">
            <text:p>04/19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4-26" calcext:value-type="date">
            <text:p>04/26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03" calcext:value-type="date">
            <text:p>05/03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0" calcext:value-type="date">
            <text:p>05/10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17" calcext:value-type="date">
            <text:p>05/1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24" calcext:value-type="date">
            <text:p>05/2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5-31" calcext:value-type="date">
            <text:p>05/3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07" calcext:value-type="date">
            <text:p>06/07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14" calcext:value-type="date">
            <text:p>06/14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1" calcext:value-type="date">
            <text:p>06/21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6-28" calcext:value-type="date">
            <text:p>06/28/2024</text:p>
          </table:table-cell>
          <table:table-cell table:number-columns-repeated="1023"/>
        </table:table-row>
        <table:table-row table:style-name="ro1">
          <table:table-cell table:style-name="ce11" office:value-type="date" office:date-value="2024-07-05" calcext:value-type="date">
            <text:p>07/05/2024</text:p>
          </table:table-cell>
          <table:table-cell table:number-columns-repeated="1023"/>
        </table:table-row>
        <table:table-row table:style-name="ro1" table:number-rows-repeated="1048469">
          <table:table-cell table:number-columns-repeated="1024"/>
        </table:table-row>
        <table:table-row table:style-name="ro2" table:number-rows-repeated="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6" number:min-decimal-places="6" number:min-integer-digits="1"/>
    </number:number-style>
    <number:date-style style:name="N121">
      <number:day number:style="long"/>
      <number:text>.</number:text>
      <number:month number:style="long"/>
      <number:text>.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8T07:46:52.609096174</meta:creation-date>
    <dc:date>2024-03-08T07:49:57.377726992</dc:date>
    <meta:editing-duration>PT4H27M25S</meta:editing-duration>
    <meta:editing-cycles>87</meta:editing-cycles>
    <meta:generator>LibreOffice/7.3.7.2$Linux_X86_64 LibreOffice_project/30$Build-2</meta:generator>
    <meta:print-date>2023-07-14T07:33:23.842185483</meta:print-date>
    <meta:document-statistic meta:table-count="3" meta:cell-count="808" meta:object-count="0"/>
  </office:meta>
</office:document-meta>
</file>